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9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5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51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5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53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5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55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5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57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5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59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6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63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6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0.50pt" fo:font-weight="bold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3.50pt" fo:font-weight="normal" fo:font-family="Cambria" style:font-family-asian="Cambria" style:font-family-complex="Cambria" fo:background-color="transparent" fo:color="#353535"/>
    </style:style>
    <style:style style:name="T70" style:family="text">
      <style:text-properties fo:font-size="13.50pt" fo:font-weight="normal" fo:font-family="Cambria" style:font-family-asian="Cambria" style:font-family-complex="Cambria" fo:background-color="transparent" fo:color="#353535"/>
    </style:style>
    <style:style style:name="T71" style:family="text">
      <style:text-properties fo:font-size="13.50pt" fo:font-weight="normal" fo:font-family="Cambria" style:font-family-asian="Cambria" style:font-family-complex="Cambria" fo:background-color="transparent" fo:color="#353535"/>
    </style:style>
    <style:style style:name="T72" style:family="text">
      <style:text-properties fo:font-size="13.50pt" fo:font-weight="normal" fo:font-family="Cambria" style:font-family-asian="Cambria" style:font-family-complex="Cambria" fo:background-color="transparent" fo:color="#353535"/>
    </style:style>
    <style:style style:name="T73" style:family="text">
      <style:text-properties fo:font-size="13.50pt" fo:font-weight="normal" fo:font-family="Cambria" style:font-family-asian="Cambria" style:font-family-complex="Cambria" fo:background-color="transparent" fo:color="#353535"/>
    </style:style>
    <style:style style:name="T74" style:family="text">
      <style:text-properties fo:font-size="13.50pt" fo:font-weight="normal" fo:font-family="Cambria" style:font-family-asian="Cambria" style:font-family-complex="Cambria" fo:background-color="transparent" fo:color="#353535"/>
    </style:style>
    <style:style style:name="T75" style:family="text">
      <style:text-properties fo:font-size="13.50pt" fo:font-weight="normal" fo:font-family="Cambria" style:font-family-asian="Cambria" style:font-family-complex="Cambria" fo:background-color="transparent" fo:color="#353535"/>
    </style:style>
    <style:style style:name="T76" style:family="text">
      <style:text-properties fo:font-size="13.50pt" fo:font-weight="normal" fo:font-family="Cambria" style:font-family-asian="Cambria" style:font-family-complex="Cambria" fo:background-color="transparent" fo:color="#353535"/>
    </style:style>
    <style:style style:name="T77" style:family="text">
      <style:text-properties fo:font-size="13.50pt" fo:font-weight="normal" fo:font-family="Cambria" style:font-family-asian="Cambria" style:font-family-complex="Cambria" fo:background-color="transparent" fo:color="#353535"/>
    </style:style>
    <style:style style:name="T78" style:family="text">
      <style:text-properties fo:font-size="13.50pt" fo:font-weight="normal" fo:font-family="Cambria" style:font-family-asian="Cambria" style:font-family-complex="Cambria" fo:background-color="transparent" fo:color="#353535"/>
    </style:style>
    <style:style style:name="T79" style:family="text">
      <style:text-properties fo:font-size="13.50pt" fo:font-weight="normal" fo:font-family="Cambria" style:font-family-asian="Cambria" style:font-family-complex="Cambria" fo:background-color="transparent" fo:color="#353535"/>
    </style:style>
    <style:style style:name="T80" style:family="text">
      <style:text-properties fo:font-size="13.50pt" fo:font-weight="normal" fo:font-family="Cambria" style:font-family-asian="Cambria" style:font-family-complex="Cambria" fo:background-color="transparent" fo:color="#353535"/>
    </style:style>
    <style:style style:name="T81" style:family="text">
      <style:text-properties fo:font-size="13.50pt" fo:font-weight="normal" fo:font-family="Cambria" style:font-family-asian="Cambria" style:font-family-complex="Cambria" fo:background-color="transparent" fo:color="#353535"/>
    </style:style>
    <style:style style:name="T82" style:family="text">
      <style:text-properties fo:font-size="13.50pt" fo:font-weight="normal" fo:font-family="Cambria" style:font-family-asian="Cambria" style:font-family-complex="Cambria" fo:background-color="transparent" fo:color="#353535"/>
    </style:style>
    <style:style style:name="T83" style:family="text">
      <style:text-properties fo:font-size="13.50pt" fo:font-weight="normal" fo:font-family="Cambria" style:font-family-asian="Cambria" style:font-family-complex="Cambria" fo:background-color="transparent" fo:color="#353535"/>
    </style:style>
    <style:style style:name="T84" style:family="text">
      <style:text-properties fo:font-size="13.50pt" fo:font-weight="normal" fo:font-family="Cambria" style:font-family-asian="Cambria" style:font-family-complex="Cambria" fo:background-color="transparent" fo:color="#353535"/>
    </style:style>
    <style:style style:name="T85" style:family="text">
      <style:text-properties fo:font-size="13.50pt" fo:font-weight="normal" fo:font-family="Cambria" style:font-family-asian="Cambria" style:font-family-complex="Cambria" fo:background-color="transparent" fo:color="#353535"/>
    </style:style>
    <style:style style:name="T86" style:family="text">
      <style:text-properties fo:font-size="13.50pt" fo:font-weight="normal" fo:font-family="Cambria" style:font-family-asian="Cambria" style:font-family-complex="Cambria" fo:background-color="transparent" fo:color="#353535"/>
    </style:style>
    <style:style style:name="T87" style:family="text">
      <style:text-properties fo:font-size="13.50pt" fo:font-weight="normal" fo:font-family="Cambria" style:font-family-asian="Cambria" style:font-family-complex="Cambria" fo:background-color="transparent" fo:color="#353535"/>
    </style:style>
    <style:style style:name="T88" style:family="text">
      <style:text-properties fo:font-size="13.50pt" fo:font-weight="normal" fo:font-family="Cambria" style:font-family-asian="Cambria" style:font-family-complex="Cambria" fo:background-color="transparent" style:use-window-font-color="true"/>
    </style:style>
    <style:style style:name="T89" style:family="text">
      <style:text-properties fo:font-size="13.50pt" fo:font-weight="normal" fo:font-family="Cambria" style:font-family-asian="Cambria" style:font-family-complex="Cambria" fo:background-color="transparent" fo:color="#353535"/>
    </style:style>
    <style:style style:name="T90" style:family="text">
      <style:text-properties fo:font-size="13.50pt" fo:font-weight="normal" fo:font-family="Cambria" style:font-family-asian="Cambria" style:font-family-complex="Cambria" fo:background-color="transparent" fo:color="#353535"/>
    </style:style>
    <style:style style:name="T91" style:family="text">
      <style:text-properties fo:font-size="13.50pt" fo:font-weight="normal" fo:font-family="Cambria" style:font-family-asian="Cambria" style:font-family-complex="Cambria" fo:background-color="transparent" fo:color="#353535"/>
    </style:style>
    <style:style style:name="T92" style:family="text">
      <style:text-properties fo:font-size="13.50pt" fo:font-weight="normal" fo:font-family="Cambria" style:font-family-asian="Cambria" style:font-family-complex="Cambria" fo:background-color="transparent" fo:color="#353535"/>
    </style:style>
    <style:style style:name="T93" style:family="text">
      <style:text-properties fo:font-size="13.50pt" fo:font-weight="normal" fo:font-family="Cambria" style:font-family-asian="Cambria" style:font-family-complex="Cambria" fo:background-color="transparent" fo:color="#353535"/>
    </style:style>
    <style:style style:name="T94" style:family="text">
      <style:text-properties fo:font-size="13.50pt" fo:font-weight="normal" fo:font-family="Cambria" style:font-family-asian="Cambria" style:font-family-complex="Cambria" fo:background-color="transparent" fo:color="#353535"/>
    </style:style>
    <style:style style:name="T95" style:family="text">
      <style:text-properties fo:font-size="13.50pt" fo:font-weight="normal" fo:font-family="Cambria" style:font-family-asian="Cambria" style:font-family-complex="Cambria" fo:background-color="transparent" fo:color="#353535"/>
    </style:style>
    <style:style style:name="T96" style:family="text">
      <style:text-properties fo:font-size="13.50pt" fo:font-weight="normal" fo:font-family="Cambria" style:font-family-asian="Cambria" style:font-family-complex="Cambria" fo:background-color="transparent" fo:color="#353535"/>
    </style:style>
    <style:style style:name="T97" style:family="text">
      <style:text-properties fo:font-size="13.50pt" fo:font-weight="normal" fo:font-family="Cambria" style:font-family-asian="Cambria" style:font-family-complex="Cambria" fo:background-color="transparent" fo:color="#353535"/>
    </style:style>
    <style:style style:name="T98" style:family="text">
      <style:text-properties fo:font-size="13.50pt" fo:font-weight="normal" fo:font-family="Cambria" style:font-family-asian="Cambria" style:font-family-complex="Cambria" fo:background-color="transparent" fo:color="#353535"/>
    </style:style>
    <style:style style:name="T99" style:family="text">
      <style:text-properties fo:font-size="13.50pt" fo:font-weight="normal" fo:font-family="Cambria" style:font-family-asian="Cambria" style:font-family-complex="Cambria" fo:background-color="transparent" fo:color="#353535"/>
    </style:style>
    <style:style style:name="T100" style:family="text">
      <style:text-properties fo:font-size="13.50pt" fo:font-weight="normal" fo:font-family="Cambria" style:font-family-asian="Cambria" style:font-family-complex="Cambria" fo:background-color="transparent" fo:color="#353535"/>
    </style:style>
    <style:style style:name="T101" style:family="text">
      <style:text-properties fo:font-size="13.50pt" fo:font-weight="normal" fo:font-family="Cambria" style:font-family-asian="Cambria" style:font-family-complex="Cambria" fo:background-color="transparent" fo:color="#353535"/>
    </style:style>
    <style:style style:name="T102" style:family="text">
      <style:text-properties fo:font-size="13.50pt" fo:font-weight="normal" fo:font-family="Cambria" style:font-family-asian="Cambria" style:font-family-complex="Cambria" fo:background-color="transparent" fo:color="#353535"/>
    </style:style>
    <style:style style:name="T103" style:family="text">
      <style:text-properties fo:font-size="13.50pt" fo:font-weight="normal" fo:font-family="Cambria" style:font-family-asian="Cambria" style:font-family-complex="Cambria" fo:background-color="transparent" fo:color="#353535"/>
    </style:style>
    <style:style style:name="T104" style:family="text">
      <style:text-properties fo:font-size="13.50pt" fo:font-weight="normal" fo:font-family="Cambria" style:font-family-asian="Cambria" style:font-family-complex="Cambria" fo:background-color="transparent" fo:color="#353535"/>
    </style:style>
    <style:style style:name="T105" style:family="text">
      <style:text-properties fo:font-size="13.50pt" fo:font-weight="normal" fo:font-family="Cambria" style:font-family-asian="Cambria" style:font-family-complex="Cambria" fo:background-color="transparent" fo:color="#353535"/>
    </style:style>
    <style:style style:name="T106" style:family="text">
      <style:text-properties fo:font-size="13.50pt" fo:font-weight="normal" fo:font-family="Cambria" style:font-family-asian="Cambria" style:font-family-complex="Cambria" fo:background-color="transparent" fo:color="#353535"/>
    </style:style>
    <style:style style:name="T107" style:family="text">
      <style:text-properties fo:font-size="13.50pt" fo:font-weight="normal" fo:font-family="Cambria" style:font-family-asian="Cambria" style:font-family-complex="Cambria" fo:background-color="transparent" fo:color="#353535"/>
    </style:style>
    <style:style style:name="T108" style:family="text">
      <style:text-properties fo:font-size="13.50pt" fo:font-weight="normal" fo:font-family="Cambria" style:font-family-asian="Cambria" style:font-family-complex="Cambria" fo:background-color="transparent" fo:color="#353535"/>
    </style:style>
    <style:style style:name="T109" style:family="text">
      <style:text-properties fo:font-size="13.50pt" fo:font-weight="normal" fo:font-family="Cambria" style:font-family-asian="Cambria" style:font-family-complex="Cambria" fo:background-color="transparent" fo:color="#353535"/>
    </style:style>
    <style:style style:name="T110" style:family="text">
      <style:text-properties fo:font-size="13.50pt" fo:font-weight="normal" fo:font-family="Cambria" style:font-family-asian="Cambria" style:font-family-complex="Cambria" fo:background-color="transparent" fo:color="#353535"/>
    </style:style>
    <style:style style:name="T111" style:family="text">
      <style:text-properties fo:font-size="13.50pt" fo:font-weight="normal" fo:font-family="Cambria" style:font-family-asian="Cambria" style:font-family-complex="Cambria" fo:background-color="transparent" fo:color="#353535"/>
    </style:style>
    <style:style style:name="T112" style:family="text">
      <style:text-properties fo:font-size="13.50pt" fo:font-weight="normal" fo:font-family="Cambria" style:font-family-asian="Cambria" style:font-family-complex="Cambria" fo:background-color="transparent" fo:color="#353535"/>
    </style:style>
    <style:style style:name="T113" style:family="text">
      <style:text-properties fo:font-size="13.50pt" fo:font-weight="normal" fo:font-family="Cambria" style:font-family-asian="Cambria" style:font-family-complex="Cambria" fo:background-color="transparent" fo:color="#353535"/>
    </style:style>
    <style:style style:name="T114" style:family="text">
      <style:text-properties fo:font-size="13.50pt" fo:font-weight="normal" fo:font-family="Cambria" style:font-family-asian="Cambria" style:font-family-complex="Cambria" fo:background-color="transparent" style:use-window-font-color="true"/>
    </style:style>
    <style:style style:name="T115" style:family="text">
      <style:text-properties fo:font-size="13.50pt" fo:font-weight="normal" fo:font-family="Cambria" style:font-family-asian="Cambria" style:font-family-complex="Cambria" fo:background-color="transparent" fo:color="#353535"/>
    </style:style>
    <style:style style:name="T116" style:family="text">
      <style:text-properties fo:font-size="13.50pt" fo:font-weight="normal" fo:font-family="Cambria" style:font-family-asian="Cambria" style:font-family-complex="Cambria" fo:background-color="transparent" style:use-window-font-color="true"/>
    </style:style>
    <style:style style:name="T117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1.50pt" fo:font-weight="normal" fo:font-family="Cambria" style:font-family-asian="Cambria" style:font-family-complex="Cambria" fo:background-color="transparent" style:use-window-font-color="true"/>
    </style:style>
    <style:style style:name="T12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2.00pt" fo:font-weight="bold" fo:font-family="Calibri" style:font-family-asian="Calibri" style:font-family-complex="Calibri" fo:background-color="transparent" fo:color="#353535"/>
    </style:style>
    <style:style style:name="T168" style:family="text">
      <style:text-properties fo:font-size="12.00pt" fo:font-weight="bold" fo:font-family="Calibri" style:font-family-asian="Calibri" style:font-family-complex="Calibri" fo:background-color="transparent" fo:color="#353535"/>
    </style:style>
    <style:style style:name="T169" style:family="text">
      <style:text-properties fo:font-size="12.00pt" fo:font-weight="bold" fo:font-family="Calibri" style:font-family-asian="Calibri" style:font-family-complex="Calibri" fo:background-color="transparent" fo:color="#353535"/>
    </style:style>
    <style:style style:name="T170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171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172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173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174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175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176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177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178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179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180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181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182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183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184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185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186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187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188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189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190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191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192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193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194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195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196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197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198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199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200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201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202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203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204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205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206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207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208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209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210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211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212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213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214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215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216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217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218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219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220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221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222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223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224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225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226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227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228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229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230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231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232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2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4" style:family="text">
      <style:text-properties fo:font-size="12.00pt" fo:font-weight="bold" fo:font-family="Calibri" style:font-family-asian="Calibri" style:font-family-complex="Calibri" fo:background-color="transparent" fo:color="#353535"/>
    </style:style>
    <style:style style:name="T235" style:family="text">
      <style:text-properties fo:font-size="12.00pt" fo:font-weight="bold" fo:font-family="Calibri" style:font-family-asian="Calibri" style:font-family-complex="Calibri" fo:background-color="transparent" fo:color="#353535"/>
    </style:style>
    <style:style style:name="T236" style:family="text">
      <style:text-properties fo:font-size="12.00pt" fo:font-weight="bold" fo:font-family="Calibri" style:font-family-asian="Calibri" style:font-family-complex="Calibri" fo:background-color="transparent" fo:color="#353535"/>
    </style:style>
    <style:style style:name="T237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238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239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240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241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242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243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244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245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246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247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248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249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250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251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252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253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254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255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256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257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258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259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260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261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262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263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264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265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266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267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268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269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270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271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272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273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274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275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276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277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278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279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280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281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282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283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284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285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286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287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288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289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290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291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292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293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294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295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296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297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298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299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300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301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302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303" style:family="text">
      <style:text-properties fo:font-size="12.00pt" fo:font-weight="normal" fo:font-family="Calibri" style:font-family-asian="Calibri" style:font-family-complex="Calibri" fo:background-color="transparent" fo:color="#353535"/>
    </style:style>
    <style:style style:name="T30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5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3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7" style:family="text">
      <style:text-properties fo:font-size="9.5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left="59.00pt" fo:text-indent="0.00pt" fo:margin-top="0.25pt"/>
    </style:style>
    <style:style style:name="P2" style:family="paragraph">
      <style:paragraph-properties fo:line-height="100.00%" fo:text-align="left" fo:margin-left="180.95pt" fo:text-indent="0.00pt" fo:margin-top="9.70p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 fo:margin-top="0.05pt"/>
    </style:style>
    <style:style style:name="P5" style:family="paragraph">
      <style:paragraph-properties fo:line-height="100.00%" fo:text-align="left" fo:margin-left="52.05pt" fo:text-indent="0.00pt">
        <style:tab-stops>
          <style:tab-stop style:position="185.65pt"/>
          <style:tab-stop style:position="26265.15pt"/>
        </style:tab-stops>
      </style:paragraph-properties>
    </style:style>
    <style:style style:name="P6" style:family="paragraph">
      <style:paragraph-properties fo:line-height="100.00%" fo:text-align="left" fo:margin-left="5.95pt" fo:text-indent="0.00pt"/>
    </style:style>
    <style:style style:name="P7" style:family="paragraph">
      <style:paragraph-properties fo:line-height="100.00%" fo:text-align="left" fo:margin-left="52.05pt" fo:text-indent="0.00pt">
        <style:tab-stops>
          <style:tab-stop style:position="185.65pt"/>
          <style:tab-stop style:position="26265.15pt"/>
        </style:tab-stops>
      </style:paragraph-properties>
    </style:style>
    <style:style style:name="P8" style:family="paragraph">
      <style:paragraph-properties fo:line-height="100.00%" fo:text-align="left" fo:margin-left="52.05pt" fo:text-indent="0.00pt">
        <style:tab-stops>
          <style:tab-stop style:position="185.65pt"/>
          <style:tab-stop style:position="26265.15pt"/>
        </style:tab-stops>
      </style:paragraph-properties>
    </style:style>
    <style:style style:name="P9" style:family="paragraph">
      <style:paragraph-properties fo:line-height="100.00%" fo:text-align="left" fo:margin-left="5.95pt" fo:text-indent="0.00pt"/>
    </style:style>
    <style:style style:name="P10" style:family="paragraph">
      <style:paragraph-properties fo:line-height="100.00%" fo:text-align="left" fo:margin-left="52.05pt" fo:text-indent="0.00pt">
        <style:tab-stops>
          <style:tab-stop style:position="185.65pt"/>
          <style:tab-stop style:position="26265.15pt"/>
        </style:tab-stops>
      </style:paragraph-properties>
    </style:style>
    <style:style style:name="P11" style:family="paragraph">
      <style:paragraph-properties fo:line-height="100.00%" fo:text-align="left" fo:margin-left="52.05pt" fo:text-indent="0.00pt">
        <style:tab-stops>
          <style:tab-stop style:position="185.65pt"/>
          <style:tab-stop style:position="26265.15pt"/>
        </style:tab-stops>
      </style:paragraph-properties>
    </style:style>
    <style:style style:name="P12" style:family="paragraph">
      <style:paragraph-properties fo:line-height="100.00%" fo:text-align="left" fo:margin-left="5.95pt" fo:text-indent="0.00pt"/>
    </style:style>
    <style:style style:name="P13" style:family="paragraph">
      <style:paragraph-properties fo:line-height="100.00%" fo:text-align="left" fo:margin-left="5.95pt" fo:text-indent="0.00pt" fo:margin-right="64.20pt" fo:margin-top="0.20pt"/>
    </style:style>
    <style:style style:name="P14" style:family="paragraph">
      <style:paragraph-properties fo:line-height="100.00%" fo:text-align="left" fo:margin-left="52.05pt" fo:text-indent="0.00pt">
        <style:tab-stops>
          <style:tab-stop style:position="185.65pt"/>
          <style:tab-stop style:position="26265.15pt"/>
        </style:tab-stops>
      </style:paragraph-properties>
    </style:style>
    <style:style style:name="P15" style:family="paragraph">
      <style:paragraph-properties fo:line-height="100.00%" fo:text-align="left" fo:margin-left="52.05pt" fo:text-indent="0.00pt">
        <style:tab-stops>
          <style:tab-stop style:position="185.65pt"/>
          <style:tab-stop style:position="26265.15pt"/>
        </style:tab-stops>
      </style:paragraph-properties>
    </style:style>
    <style:style style:name="P16" style:family="paragraph">
      <style:paragraph-properties fo:line-height="100.00%" fo:text-align="left" fo:margin-left="5.95pt" fo:text-indent="0.00pt" fo:margin-top="0.05pt"/>
    </style:style>
    <style:style style:name="P17" style:family="paragraph">
      <style:paragraph-properties fo:line-height="100.00%" fo:text-align="left" fo:margin-left="52.05pt" fo:text-indent="0.00pt">
        <style:tab-stops>
          <style:tab-stop style:position="185.65pt"/>
          <style:tab-stop style:position="26265.15pt"/>
        </style:tab-stops>
      </style:paragraph-properties>
    </style:style>
    <style:style style:name="P18" style:family="paragraph">
      <style:paragraph-properties fo:line-height="100.00%" fo:text-align="left" fo:margin-top="0.10pt"/>
    </style:style>
    <text:list-style style:name="L19">
      <text:list-level-style-bullet text:level="1" text:bullet-char="•">
        <style:list-level-properties text:space-before="43.60pt" text:min-label-width="18.00pt"/>
        <style:text-properties fo:font-family="Symbol"/>
      </text:list-level-style-bullet>
    </text:list-style>
    <style:style style:name="P19" style:family="paragraph">
      <style:paragraph-properties fo:line-height="100.00%" fo:text-align="left" fo:margin-left="-7.65pt" fo:text-indent="7.65pt" fo:margin-top="4.95pt">
        <style:tab-stops>
          <style:tab-stop style:position="0.05pt"/>
        </style:tab-stops>
      </style:paragraph-properties>
    </style:style>
    <style:style style:name="P20" style:family="paragraph">
      <style:paragraph-properties fo:line-height="100.00%" fo:text-align="left" fo:margin-left="-7.65pt" fo:text-indent="7.65pt" fo:margin-top="1.50pt">
        <style:tab-stops>
          <style:tab-stop style:position="0.05pt"/>
        </style:tab-stops>
      </style:paragraph-properties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left" fo:margin-left="5.00pt" fo:text-indent="0.00pt" fo:margin-right="31.05pt" fo:margin-top="13.10pt"/>
    </style:style>
    <style:style style:name="P23" style:family="paragraph">
      <style:paragraph-properties fo:line-height="100.00%" fo:text-align="left"/>
    </style:style>
    <text:list-style style:name="L24">
      <text:list-level-style-bullet text:level="1" text:bullet-char="•">
        <style:list-level-properties text:space-before="5.65pt" text:min-label-width="18.00pt"/>
        <style:text-properties fo:font-family="Symbol"/>
      </text:list-level-style-bullet>
    </text:list-style>
    <style:style style:name="P24" style:family="paragraph">
      <style:paragraph-properties fo:line-height="100.00%" fo:text-align="left" fo:margin-left="0.05pt" fo:text-indent="-0.05pt" fo:margin-right="12.40pt" fo:margin-top="4.25pt">
        <style:tab-stops>
          <style:tab-stop style:position="0.05pt"/>
        </style:tab-stops>
      </style:paragraph-properties>
    </style:style>
    <style:style style:name="P25" style:family="paragraph">
      <style:paragraph-properties fo:line-height="100.00%" fo:text-align="left" fo:margin-left="0.05pt" fo:text-indent="-0.05pt" fo:margin-right="15.25pt" fo:margin-top="3.20pt">
        <style:tab-stops>
          <style:tab-stop style:position="0.05pt"/>
        </style:tab-stops>
      </style:paragraph-properties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00.00%" fo:text-align="left" fo:margin-top="0.45pt"/>
    </style:style>
    <style:style style:name="TableColumn0100" style:family="table-column">
      <style:table-column-properties style:column-width="3.301389in"/>
    </style:style>
    <style:style style:name="TableColumn0101" style:family="table-column">
      <style:table-column-properties style:column-width="3.351389in"/>
    </style:style>
    <style:style style:name="Table01" style:family="table">
      <style:table-properties style:width="6.652778in" fo:margin-left="0.000000in" style:writing-mode="lr" table:align="left" style:may-break-between-rows="true"/>
    </style:style>
    <style:style style:name="TableRow0100" style:family="table-row">
      <style:table-row-properties style:min-row-height="0.189583in"/>
    </style:style>
    <style:style style:name="TableCell010000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10001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Row0101" style:family="table-row">
      <style:table-row-properties style:min-row-height="0.189583in"/>
    </style:style>
    <style:style style:name="TableCell010100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10101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Row0102" style:family="table-row">
      <style:table-row-properties style:min-row-height="0.565972in"/>
    </style:style>
    <style:style style:name="TableCell010200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10201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Row0103" style:family="table-row">
      <style:table-row-properties style:min-row-height="0.189583in"/>
    </style:style>
    <style:style style:name="TableCell010300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10301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</office:automatic-styles>
  <office:body>
    <office:text>
      <text:p text:style-name="P1"><text:span text:style-name="T1">CREATE</text:span><text:span text:style-name="T2"><text:s/></text:span><text:span text:style-name="T3">AN</text:span><text:span text:style-name="T4"><text:s/></text:span><text:span text:style-name="T5">HTTP</text:span><text:span text:style-name="T6"><text:s/></text:span><text:span text:style-name="T7">REQUESTS</text:span><text:span text:style-name="T8"><text:s/></text:span><text:span text:style-name="T9">TO</text:span><text:span text:style-name="T10"><text:s/></text:span><text:span text:style-name="T11">COMMUNICATE</text:span></text:p>
      <text:p text:style-name="P2"><text:span text:style-name="T11">WITH</text:span><text:span text:style-name="T12"><text:s/></text:span><text:span text:style-name="T13">MOBILE</text:span><text:span text:style-name="T14"><text:s/></text:span><text:span text:style-name="T15">APP</text:span></text:p>
      <text:p text:style-name="P3"><text:span text:style-name="T16"/></text:p>
      <text:p text:style-name="P3"><text:span text:style-name="T16"/></text:p>
      <text:p text:style-name="P4"><text:span text:style-name="T17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6"><text:span text:style-name="T19">Date</text:span><text:span text:style-name="T20"/></text:p>
          </table:table-cell>
          <table:table-cell table:style-name="TableCell010001">
            <text:p text:style-name="P6"><text:span text:style-name="T21">02</text:span><text:span text:style-name="T22"><text:s/></text:span><text:span text:style-name="T23">November</text:span><text:span text:style-name="T24"><text:s/></text:span><text:span text:style-name="T25">2022</text:span><text:span text:style-name="T26"/></text:p>
          </table:table-cell>
        </table:table-row>
        <table:table-row table:style-name="TableRow0101">
          <table:table-cell table:style-name="TableCell010100">
            <text:p text:style-name="P9"><text:span text:style-name="T27">Team</text:span><text:span text:style-name="T28"><text:s/></text:span><text:span text:style-name="T29">ID</text:span><text:span text:style-name="T30"/></text:p>
          </table:table-cell>
          <table:table-cell table:style-name="TableCell010101">
            <text:p text:style-name="P9"><text:span text:style-name="T31">PNT2022TMID41957</text:span><text:span text:style-name="T32"/></text:p>
          </table:table-cell>
        </table:table-row>
        <table:table-row table:style-name="TableRow0102">
          <table:table-cell table:style-name="TableCell010200">
            <text:p text:style-name="P12"><text:span text:style-name="T33">Project</text:span><text:span text:style-name="T34"><text:s/></text:span><text:span text:style-name="T35">Name</text:span><text:span text:style-name="T36"/></text:p>
          </table:table-cell>
          <table:table-cell table:style-name="TableCell010201">
            <text:p text:style-name="P12"><text:span text:style-name="T37">Project</text:span><text:span text:style-name="T38"><text:s/></text:span><text:span text:style-name="T39">–</text:span><text:span text:style-name="T40"><text:s/></text:span><text:span text:style-name="T41">IOT Based</text:span><text:span text:style-name="T42"><text:s/></text:span><text:span text:style-name="T43">Real</text:span><text:span text:style-name="T44"><text:s/></text:span><text:span text:style-name="T45">–</text:span><text:span text:style-name="T46"><text:s/></text:span><text:span text:style-name="T47">time</text:span><text:span text:style-name="T48"><text:s/></text:span><text:span text:style-name="T49">River</text:span></text:p>
            <text:p text:style-name="P13"><text:span text:style-name="T50">Water</text:span><text:span text:style-name="T51"><text:s/></text:span><text:span text:style-name="T52">Quality</text:span><text:span text:style-name="T53"><text:s/></text:span><text:span text:style-name="T54">Monitoring</text:span><text:span text:style-name="T55"><text:s/></text:span><text:span text:style-name="T56">and</text:span><text:span text:style-name="T57"><text:s/></text:span><text:span text:style-name="T58">Control</text:span><text:span text:style-name="T59"><text:s/></text:span><text:span text:style-name="T60">System</text:span><text:span text:style-name="T61"/></text:p>
          </table:table-cell>
        </table:table-row>
        <table:table-row table:style-name="TableRow0103">
          <table:table-cell table:style-name="TableCell010300">
            <text:p text:style-name="P16"><text:span text:style-name="T62">Maximum</text:span><text:span text:style-name="T63"><text:s/></text:span><text:span text:style-name="T64">Marks</text:span><text:span text:style-name="T65"/></text:p>
          </table:table-cell>
          <table:table-cell table:style-name="TableCell010301">
            <text:p text:style-name="P16"><text:span text:style-name="T66">4 Marks</text:span><text:span text:style-name="T67"/></text:p>
          </table:table-cell>
        </table:table-row>
      </table:table>
      <text:p text:style-name="P18"><text:span text:style-name="T68"/></text:p>
      <text:list text:style-name="L19">
        <text:list-item>
          <text:p text:style-name="P19"><text:span text:style-name="T69">Ensuring</text:span><text:span text:style-name="T70"><text:s/></text:span><text:span text:style-name="T71">that</text:span><text:span text:style-name="T72"><text:s/></text:span><text:span text:style-name="T73">the</text:span><text:span text:style-name="T74"><text:s/></text:span><text:span text:style-name="T75">browser</text:span><text:span text:style-name="T76"><text:s/></text:span><text:span text:style-name="T77">communicates</text:span><text:span text:style-name="T78"><text:s/></text:span><text:span text:style-name="T79">with</text:span><text:span text:style-name="T80"><text:s/></text:span><text:span text:style-name="T81">the</text:span><text:span text:style-name="T82"><text:s/></text:span><text:span text:style-name="T83">required<text:s text:c="3"/></text:span><text:span text:style-name="T84"><text:s text:c="12"/></text:span><text:span text:style-name="T85">server</text:span><text:span text:style-name="T86"><text:s/></text:span><text:span text:style-name="T87">directly.</text:span><text:span text:style-name="T88"/></text:p>
        </text:list-item>
        <text:list-item>
          <text:p text:style-name="P20"><text:span text:style-name="T89">Ensuring</text:span><text:span text:style-name="T90"><text:s/></text:span><text:span text:style-name="T91">that</text:span><text:span text:style-name="T92"><text:s/></text:span><text:span text:style-name="T93">only</text:span><text:span text:style-name="T94"><text:s/></text:span><text:span text:style-name="T95">the</text:span><text:span text:style-name="T96"><text:s/></text:span><text:span text:style-name="T97">communicating</text:span><text:span text:style-name="T98"><text:s/></text:span><text:span text:style-name="T99">systems</text:span><text:span text:style-name="T100"><text:s/></text:span><text:span text:style-name="T101">have</text:span><text:span text:style-name="T102"><text:s/></text:span><text:span text:style-name="T103">access</text:span><text:span text:style-name="T104"><text:s/></text:span><text:span text:style-name="T105">to</text:span><text:span text:style-name="T106"><text:s/></text:span><text:span text:style-name="T107">the</text:span><text:span text:style-name="T108"><text:s/></text:span><text:span text:style-name="T109">messages</text:span><text:span text:style-name="T110"><text:s/></text:span><text:span text:style-name="T111">they</text:span><text:span text:style-name="T112"><text:s/></text:span><text:span text:style-name="T113">exchange.</text:span><text:span text:style-name="T114"/></text:p>
        </text:list-item>
        <text:list-item>
          <text:p text:style-name="P20"><text:span text:style-name="T115">the mobile app directly connect to the server database to get response</text:span><text:span text:style-name="T116"/></text:p>
        </text:list-item>
      </text:list>
      <text:p text:style-name="P21"><text:span text:style-name="T117"/></text:p>
      <text:p text:style-name="P21"><text:span text:style-name="T117"/></text:p>
      <text:p text:style-name="P21"><draw:frame text:anchor-type="as-char" svg:width="156.43mm" svg:height="103.21mm" style:rel-width="scale" style:rel-height="scale"><draw:object-ole xlink:href="OleObj1"/><draw:image xlink:href="ObjectReplacements/OleObj1"/></draw:frame><text:span text:style-name="T119"/></text:p>
      <text:p text:style-name="P22"><text:span text:style-name="T120">HTTP transfers data in a hypertext format between the browser and the web server, whereas</text:span><text:span text:style-name="T121"><text:s/></text:span><text:span text:style-name="T122">HTTPS transfers data in an encrypted format. As a result, HTTPS protects websites from having</text:span><text:span text:style-name="T123"><text:s/></text:span><text:span text:style-name="T124">their</text:span><text:span text:style-name="T125"><text:s/></text:span><text:span text:style-name="T126">information</text:span><text:span text:style-name="T127"><text:s/></text:span><text:span text:style-name="T128">broadcast</text:span><text:span text:style-name="T129"><text:s/></text:span><text:span text:style-name="T130">in</text:span><text:span text:style-name="T131"><text:s/></text:span><text:span text:style-name="T132">a</text:span><text:span text:style-name="T133"><text:s/></text:span><text:span text:style-name="T134">way</text:span><text:span text:style-name="T135"><text:s/></text:span><text:span text:style-name="T136">that</text:span><text:span text:style-name="T137"><text:s/></text:span><text:span text:style-name="T138">anyone eavesdropping</text:span><text:span text:style-name="T139"><text:s/></text:span><text:span text:style-name="T140">on</text:span><text:span text:style-name="T141"><text:s/></text:span><text:span text:style-name="T142">the network</text:span><text:span text:style-name="T143"><text:s/></text:span><text:span text:style-name="T144">can easily</text:span><text:span text:style-name="T145"><text:s/></text:span><text:span text:style-name="T146">see.</text:span><text:span text:style-name="T147"><text:s/></text:span><text:span text:style-name="T148">During the transit between the browser and the web server, HTTPS protects the data from</text:span><text:span text:style-name="T149"><text:s/></text:span><text:span text:style-name="T150">being accessed and altered by hackers. Even if the transmission is intercepted, hackers will be</text:span><text:span text:style-name="T151"><text:s/></text:span><text:span text:style-name="T152">unable</text:span><text:span text:style-name="T153"><text:s/></text:span><text:span text:style-name="T154">to</text:span><text:span text:style-name="T155"><text:s/></text:span><text:span text:style-name="T156">use</text:span><text:span text:style-name="T157"><text:s/></text:span><text:span text:style-name="T158">it</text:span><text:span text:style-name="T159"><text:s/></text:span><text:span text:style-name="T160">because</text:span><text:span text:style-name="T161"><text:s/></text:span><text:span text:style-name="T162">the message</text:span><text:span text:style-name="T163"><text:s/></text:span><text:span text:style-name="T164">is</text:span><text:span text:style-name="T165"><text:s/></text:span><text:span text:style-name="T166">encrypted.</text:span></text:p>
      <text:p text:style-name="P23"><text:span text:style-name="T166"/></text:p>
      <text:list text:style-name="L24">
        <text:list-item>
          <text:p text:style-name="P24"><text:span text:style-name="T167">Private</text:span><text:span text:style-name="T168"><text:s/></text:span><text:span text:style-name="T169">Key</text:span><text:span text:style-name="T170">:</text:span><text:span text:style-name="T171"><text:s/></text:span><text:span text:style-name="T172">It</text:span><text:span text:style-name="T173"><text:s/></text:span><text:span text:style-name="T174">is</text:span><text:span text:style-name="T175"><text:s/></text:span><text:span text:style-name="T176">used</text:span><text:span text:style-name="T177"><text:s/></text:span><text:span text:style-name="T178">for</text:span><text:span text:style-name="T179"><text:s/></text:span><text:span text:style-name="T180">the</text:span><text:span text:style-name="T181"><text:s/></text:span><text:span text:style-name="T182">decryption</text:span><text:span text:style-name="T183"><text:s/></text:span><text:span text:style-name="T184">of</text:span><text:span text:style-name="T185"><text:s/></text:span><text:span text:style-name="T186">the</text:span><text:span text:style-name="T187"><text:s/></text:span><text:span text:style-name="T188">data</text:span><text:span text:style-name="T189"><text:s/></text:span><text:span text:style-name="T190">that</text:span><text:span text:style-name="T191"><text:s/></text:span><text:span text:style-name="T192">has</text:span><text:span text:style-name="T193"><text:s/></text:span><text:span text:style-name="T194">been</text:span><text:span text:style-name="T195"><text:s/></text:span><text:span text:style-name="T196">encrypted by</text:span><text:span text:style-name="T197"><text:s/></text:span><text:span text:style-name="T198">the</text:span><text:span text:style-name="T199"><text:s/></text:span><text:span text:style-name="T200">public</text:span><text:span text:style-name="T201"><text:s/></text:span><text:span text:style-name="T202">key.</text:span><text:span text:style-name="T203"><text:s/></text:span><text:span text:style-name="T204">It</text:span><text:span text:style-name="T205"><text:s/></text:span><text:span text:style-name="T206">resides</text:span><text:span text:style-name="T207"><text:s/></text:span><text:span text:style-name="T208">on</text:span><text:span text:style-name="T209"><text:s/></text:span><text:span text:style-name="T210">the</text:span><text:span text:style-name="T211"><text:s/></text:span><text:span text:style-name="T212">server-side</text:span><text:span text:style-name="T213"><text:s/></text:span><text:span text:style-name="T214">and</text:span><text:span text:style-name="T215"><text:s/></text:span><text:span text:style-name="T216">is controlled</text:span><text:span text:style-name="T217"><text:s/></text:span><text:span text:style-name="T218">by</text:span><text:span text:style-name="T219"><text:s/></text:span><text:span text:style-name="T220">the owner</text:span><text:span text:style-name="T221"><text:s/></text:span><text:span text:style-name="T222">of</text:span><text:span text:style-name="T223"><text:s/></text:span><text:span text:style-name="T224">the</text:span><text:span text:style-name="T225"><text:s/></text:span><text:span text:style-name="T226">website. It is</text:span><text:span text:style-name="T227"><text:s/></text:span><text:span text:style-name="T228">private</text:span><text:span text:style-name="T229"><text:s/></text:span><text:span text:style-name="T230">in</text:span><text:span text:style-name="T231"><text:s/></text:span><text:span text:style-name="T232">nature.</text:span><text:span text:style-name="T233"/></text:p>
        </text:list-item>
        <text:list-item>
          <text:p text:style-name="P25"><text:span text:style-name="T234">Public</text:span><text:span text:style-name="T235"><text:s/></text:span><text:span text:style-name="T236">Key</text:span><text:span text:style-name="T237">:</text:span><text:span text:style-name="T238"><text:s/></text:span><text:span text:style-name="T239">It</text:span><text:span text:style-name="T240"><text:s/></text:span><text:span text:style-name="T241">is</text:span><text:span text:style-name="T242"><text:s/></text:span><text:span text:style-name="T243">public in</text:span><text:span text:style-name="T244"><text:s/></text:span><text:span text:style-name="T245">nature</text:span><text:span text:style-name="T246"><text:s/></text:span><text:span text:style-name="T247">and</text:span><text:span text:style-name="T248"><text:s/></text:span><text:span text:style-name="T249">is</text:span><text:span text:style-name="T250"><text:s/></text:span><text:span text:style-name="T251">accessible</text:span><text:span text:style-name="T252"><text:s/></text:span><text:span text:style-name="T253">to</text:span><text:span text:style-name="T254"><text:s/></text:span><text:span text:style-name="T255">all</text:span><text:span text:style-name="T256"><text:s/></text:span><text:span text:style-name="T257">the</text:span><text:span text:style-name="T258"><text:s/></text:span><text:span text:style-name="T259">users</text:span><text:span text:style-name="T260"><text:s/></text:span><text:span text:style-name="T261">who</text:span><text:span text:style-name="T262"><text:s/></text:span><text:span text:style-name="T263">communicate</text:span><text:span text:style-name="T264"><text:s/></text:span><text:span text:style-name="T265">with</text:span><text:span text:style-name="T266"><text:s/></text:span><text:span text:style-name="T267">the</text:span><text:span text:style-name="T268"><text:s/></text:span><text:span text:style-name="T269">server.</text:span><text:span text:style-name="T270"><text:s/></text:span><text:span text:style-name="T271">The</text:span><text:span text:style-name="T272"><text:s/></text:span><text:span text:style-name="T273">private</text:span><text:span text:style-name="T274"><text:s/></text:span><text:span text:style-name="T275">key is</text:span><text:span text:style-name="T276"><text:s/></text:span><text:span text:style-name="T277">used</text:span><text:span text:style-name="T278"><text:s/></text:span><text:span text:style-name="T279">for</text:span><text:span text:style-name="T280"><text:s/></text:span><text:span text:style-name="T281">the</text:span><text:span text:style-name="T282"><text:s/></text:span><text:span text:style-name="T283">decryption</text:span><text:span text:style-name="T284"><text:s/></text:span><text:span text:style-name="T285">of</text:span><text:span text:style-name="T286"><text:s/></text:span><text:span text:style-name="T287">the</text:span><text:span text:style-name="T288"><text:s/></text:span><text:span text:style-name="T289">data</text:span><text:span text:style-name="T290"><text:s/></text:span><text:span text:style-name="T291">that has</text:span><text:span text:style-name="T292"><text:s/></text:span><text:span text:style-name="T293">been</text:span><text:span text:style-name="T294"><text:s/></text:span><text:span text:style-name="T295">encrypted</text:span><text:span text:style-name="T296"><text:s/></text:span><text:span text:style-name="T297">by</text:span><text:span text:style-name="T298"><text:s/></text:span><text:span text:style-name="T299">the</text:span><text:span text:style-name="T300"><text:s/></text:span><text:span text:style-name="T301">public</text:span><text:span text:style-name="T302"><text:s/></text:span><text:span text:style-name="T303">key.</text:span><text:span text:style-name="T304"/></text:p>
        </text:list-item>
      </text:list>
      <text:p text:style-name="P26"><text:span text:style-name="T305"/></text:p>
      <text:p text:style-name="P26"><text:span text:style-name="T305"/></text:p>
      <text:p text:style-name="P26"><text:span text:style-name="T305"/></text:p>
      <text:p text:style-name="P27"><draw:frame text:anchor-type="as-char" svg:width="120.00mm" svg:height="82.14mm" style:rel-width="scale" style:rel-height="scale"><draw:object-ole xlink:href="OleObj2"/><draw:image xlink:href="ObjectReplacements/OleObj2"/></draw:frame><text:span text:style-name="T30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